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catawiki.es/l/8657361-pacific-rim-sideshow-collectibles-estatua-gipsy-danger-altura-50-cm" text:style-name="Internet_20_link" text:visited-style-name="Visited_20_Internet_20_Link">https://www.catawiki.es/l/8657361-pacific-rim-sideshow-collectibles-estatua-gipsy-danger-altura-50-cm</text:a></text:p>
      <text:p text:style-name="Standard"/>
      <text:p text:style-name="Standard"/>
      <text:p text:style-name="Standard">https://www.fnac.es/mp1814841/Figura-Estatua-Pacific-Rim-Gypsy-Dancer-51-cm?gclid=Cj0KCQjwpdqDBhCSARIsAEUJ0hPKFdsry3ZaOoHWL48R40rlZiG3fUHTSnku6-N3RysJvjHA604Tll4aAuLbEALw_wcB&amp;gclsrc=aw.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3:27:36.981186353</meta:creation-date>
    <dc:date>2021-04-14T13:23:24.381000000</dc:date>
    <meta:editing-duration>PT6M27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2" meta:character-count="288" meta:non-whitespace-character-count="288"/>
  </office:meta>
</office:document-meta>
</file>